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8H10M00S">
            <text:p>08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0H45M00S">
            <text:p>1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3H30M00S">
            <text:p>1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5H00M00S">
            <text:p>15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8H20M00S">
            <text:p>08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1H30M00S">
            <text:p>11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8H50M00S">
            <text:p>08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2H00M00S">
            <text:p>12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9H30M00S">
            <text:p>19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8H15M00S">
            <text:p>08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3H45M00S">
            <text:p>13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7H45M00S">
            <text:p>0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9H50M00S">
            <text:p>09: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0H20M00S">
            <text:p>00: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7H15M00S">
            <text:p>1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4H15M00S">
            <text:p>0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2H00M00S">
            <text:p>12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7H30M00S">
            <text:p>1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 table:number-rows-repeated="49">
          <table:table-cell table:number-columns-repeated="4"/>
        </table:table-row>
        <table:table-row table:style-name="ro1" table:number-rows-repeated="7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01/28/2022</text:date>, <text:time>16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1-28T16:26:51.94</dc:date>
    <dc:creator>Patrick Carlberg</dc:creator>
    <meta:editing-duration>P12DT3H31M40S</meta:editing-duration>
    <meta:editing-cycles>14</meta:editing-cycles>
    <meta:generator>OpenOffice/4.1.10$Win32 OpenOffice.org_project/4110m2$Build-9807</meta:generator>
    <meta:document-statistic meta:table-count="3" meta:cell-count="1516" meta:object-count="0"/>
  </office:meta>
</office:document-meta>
</file>